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222222" style:font-name="arial" fo:font-size="9pt" fo:letter-spacing="normal" fo:font-style="normal" fo:font-weight="normal"/>
    </style:style>
    <style:style style:name="P2" style:family="paragraph" style:parent-style-name="Standard">
      <style:paragraph-properties fo:margin-left="0in" fo:margin-right="0in" fo:widows="1" fo:text-indent="0in" style:auto-text-indent="false"/>
      <style:text-properties fo:font-variant="normal" fo:text-transform="none" fo:color="#222222" style:font-name="arial" fo:font-size="10.5pt" fo:letter-spacing="normal" fo:font-style="normal" fo:font-weight="normal" style:font-size-asian="10.5pt" style:font-size-complex="10.5pt"/>
    </style:style>
    <style:style style:name="P3" style:family="paragraph" style:parent-style-name="Standard">
      <style:paragraph-properties fo:margin-left="0in" fo:margin-right="0in" fo:margin-top="0in" fo:margin-bottom="0.1965in" style:contextual-spacing="false" fo:widows="1" fo:text-indent="0in" style:auto-text-indent="false"/>
      <style:text-properties fo:font-variant="normal" fo:text-transform="none" fo:color="#222222" style:font-name="arial" fo:font-size="9pt" fo:letter-spacing="normal" fo:font-style="normal" fo:font-weight="normal"/>
    </style:style>
    <style:style style:name="P4" style:family="paragraph" style:parent-style-name="Text_20_body">
      <style:paragraph-properties fo:margin-left="0in" fo:margin-right="0in" fo:margin-top="0.1043in" fo:margin-bottom="0in" style:contextual-spacing="false" fo:widows="1" fo:text-indent="0in" style:auto-text-indent="false"/>
      <style:text-properties fo:font-variant="normal" fo:text-transform="none" fo:color="#333333" style:font-name="Arial" fo:font-size="10.5pt" fo:letter-spacing="normal" fo:font-style="normal" fo:font-weight="normal"/>
    </style:style>
    <style:style style:name="P5" style:family="paragraph" style:parent-style-name="Text_20_body" style:list-style-name="L1">
      <style:paragraph-properties fo:margin-left="0.1563in" fo:margin-right="0in" fo:margin-top="0.1043in" fo:margin-bottom="0in" style:contextual-spacing="false" fo:widows="1" fo:text-indent="0in" style:auto-text-indent="false"/>
      <style:text-properties fo:font-variant="normal" fo:text-transform="none" fo:color="#333333" style:font-name="Arial" fo:font-size="10.5pt" fo:letter-spacing="normal" fo:font-style="normal" fo:font-weight="normal"/>
    </style:style>
    <style:style style:name="P6" style:family="paragraph" style:parent-style-name="Text_20_body" style:list-style-name="L2">
      <style:paragraph-properties fo:margin-left="0.1563in" fo:margin-right="0in" fo:margin-top="0.1043in" fo:margin-bottom="0in" style:contextual-spacing="false" fo:widows="1" fo:text-indent="0in" style:auto-text-indent="false"/>
      <style:text-properties fo:font-variant="normal" fo:text-transform="none" fo:color="#333333" style:font-name="Arial" fo:font-size="10.5pt" fo:letter-spacing="normal" fo:font-style="normal" fo:font-weight="normal"/>
    </style:style>
    <style:style style:name="P7" style:family="paragraph" style:parent-style-name="Heading_20_2">
      <style:paragraph-properties fo:margin-left="0in" fo:margin-right="0in" fo:margin-top="0in" fo:margin-bottom="0in" style:contextual-spacing="false" fo:line-height="150%" fo:widows="1" fo:text-indent="0in" style:auto-text-indent="false"/>
      <style:text-properties fo:font-variant="normal" fo:text-transform="none" fo:color="#333333" style:font-name="Arial" fo:font-size="15pt" fo:letter-spacing="normal" fo:font-style="normal" fo:font-weight="normal"/>
    </style:style>
    <style:style style:name="P8" style:family="paragraph" style:parent-style-name="Heading_20_2">
      <style:paragraph-properties fo:margin-left="0in" fo:margin-right="0in" fo:margin-top="0.3126in" fo:margin-bottom="0in" style:contextual-spacing="false" fo:line-height="150%" fo:widows="1" fo:text-indent="0in" style:auto-text-indent="false"/>
      <style:text-properties fo:font-variant="normal" fo:text-transform="none" fo:color="#333333" style:font-name="Arial" fo:font-size="15pt" fo:letter-spacing="normal" fo:font-style="normal" fo:font-weight="normal"/>
    </style:style>
    <style:style style:name="T1" style:family="text">
      <style:text-properties fo:padding="0in" fo: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fredo -</text:p>
      <text:p text:style-name="P2"/>
      <text:p text:style-name="P2">The team really enjoyed speaking with you last week. The next step is a practical assignment and a interview with the CEO.  I sent out a calendar invite for <text:span text:style-name="T1">Friday</text:span> afternoon, if the time doesn't work let me know and we can reschedule.</text:p>
      <text:p text:style-name="P2"/>
      <text:p text:style-name="P2">The point of our practicals is to give you a less stressful opportunity to show off your coding chops and just see if I can hand you something and you execute on it. I've never given this particular assignment before so I'm not quite sure on how long it takes to execute but try to keep it around 4-5hrs with a minimal viable product at the end that runs. Lets try to have this turned in <text:span text:style-name="T1">Friday</text:span> morning sometime before you talk with Cody.</text:p>
      <text:p text:style-name="P2"/>
      <text:p text:style-name="P2">When your complete, post the code on Github and send over a link to the repo. The code is yours so feel free to do with it whatever you like at the end.</text:p>
      <text:p text:style-name="P1"/>
      <text:p text:style-name="P1">============================</text:p>
      <text:p text:style-name="P3"/>
      <text:h text:style-name="P7" text:outline-level="2">Requirement</text:h>
      <text:p text:style-name="P4">Create a program that will read a given set of IPs, perform Geo IP and RDAP look ups, and will accept a query to filter results in python.</text:p>
      <text:h text:style-name="P8" text:outline-level="2">Objectives</text:h>
      <text:p text:style-name="P4">This exercise is design to test your ability to:</text:p>
      <text:list xml:id="list921882577333713905" text:style-name="L1">
        <text:list-item>
          <text:p text:style-name="P5">Take abstract requirements and run with them</text:p>
        </text:list-item>
        <text:list-item>
          <text:p text:style-name="P5">Write isolated decoupled modules with strict input/output interfaces</text:p>
        </text:list-item>
        <text:list-item>
          <text:p text:style-name="P5">Create a language and algorithm for filtering</text:p>
        </text:list-item>
        <text:list-item>
          <text:p text:style-name="P5">Reading, parsing, and extracting IP addresses from unstructured text in an efficient manner</text:p>
        </text:list-item>
      </text:list>
      <text:h text:style-name="P8" text:outline-level="2">Technical</text:h>
      <text:list xml:id="list2254518114604653798" text:style-name="L2">
        <text:list-item>
          <text:p text:style-name="P6">Functions should be totally isolated and decoupled from each other ( Geo/RDAP/Filter/Parsing ).</text:p>
        </text:list-item>
        <text:list-item>
          <text:p text:style-name="P6">The main function should read the attached file with 5k IP addresses with words mixed in and parse out ips</text:p>
        </text:list-item>
        <text:list-item>
          <text:p text:style-name="P6">The filter should implement a generic query language that I can pass abstract parameters</text:p>
        </text:list-item>
        <text:list-item>
          <text:p text:style-name="P6">Do not use 3rd party packages that implement an API for GeoIP queries, RDAP queries, or filtering, please write your own integration/implementation.</text:p>
        </text:list-item>
        <text:list-item>
          <text:p text:style-name="P6">Bonus points for UI/gh pages/unit tests/ci integrations/etc</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3:23:55.039144946</meta:creation-date>
    <dc:date>2016-02-09T13:24:46.051342889</dc:date>
    <meta:editing-duration>P0D</meta:editing-duration>
    <meta:editing-cycles>1</meta:editing-cycles>
    <meta:document-statistic meta:table-count="0" meta:image-count="0" meta:object-count="0" meta:page-count="1" meta:paragraph-count="19" meta:word-count="323" meta:character-count="1830" meta:non-whitespace-character-count="1534"/>
    <meta:generator>LibreOffice/4.2.8.2$Linux_X86_64 LibreOffice_project/420m0$Build-2</meta:generator>
  </office:meta>
</office:document-meta>
</file>